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rsid="001e0a29" officeooo:paragraph-rsid="001e0a29"/>
    </style:style>
    <style:style style:name="P3" style:family="paragraph" style:parent-style-name="Standard">
      <style:text-properties officeooo:rsid="001f187e" officeooo:paragraph-rsid="001f187e"/>
    </style:style>
    <style:style style:name="P4" style:family="paragraph" style:parent-style-name="Standard" style:list-style-name="L2">
      <style:text-properties officeooo:rsid="001f187e" officeooo:paragraph-rsid="001f187e"/>
    </style:style>
    <style:style style:name="P5" style:family="paragraph" style:parent-style-name="Standard" style:list-style-name="L2">
      <style:text-properties fo:font-weight="bold" officeooo:rsid="001f187e" officeooo:paragraph-rsid="001f187e" style:font-weight-asian="bold" style:font-weight-complex="bold"/>
    </style:style>
    <style:style style:name="P6" style:family="paragraph" style:parent-style-name="Standard" style:list-style-name="L2">
      <style:text-properties fo:font-weight="bold" officeooo:rsid="00222a1e" officeooo:paragraph-rsid="00222a1e" style:font-weight-asian="bold" style:font-weight-complex="bold"/>
    </style:style>
    <style:style style:name="P7" style:family="paragraph" style:parent-style-name="Standard" style:list-style-name="L2">
      <style:text-properties officeooo:rsid="00209ea4" officeooo:paragraph-rsid="00209ea4"/>
    </style:style>
    <style:style style:name="P8" style:family="paragraph" style:parent-style-name="Standard" style:list-style-name="L2">
      <style:text-properties officeooo:rsid="00222a1e" officeooo:paragraph-rsid="00222a1e"/>
    </style:style>
    <style:style style:name="P9" style:family="paragraph" style:parent-style-name="Standard">
      <style:text-properties officeooo:rsid="00222a1e" officeooo:paragraph-rsid="00222a1e"/>
    </style:style>
    <style:style style:name="P10" style:family="paragraph" style:parent-style-name="Standard">
      <style:text-properties officeooo:rsid="00236620" officeooo:paragraph-rsid="00236620"/>
    </style:style>
    <style:style style:name="P11" style:family="paragraph" style:parent-style-name="Standard">
      <style:text-properties officeooo:rsid="00246788" officeooo:paragraph-rsid="00246788"/>
    </style:style>
    <style:style style:name="T1" style:family="text">
      <style:text-properties officeooo:rsid="001d3d4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46788"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T</text:p>
      <text:p text:style-name="P2">Representional State Transfer</text:p>
      <text:p text:style-name="Standard">Introduction</text:p>
      <text:p text:style-name="Standard">The REST architectural style is based on request and response messages transferred between clients and servers without of the participating node keeping track of the state of previous sessions.</text:p>
      <text:p text:style-name="Standard">Verbs in REST are:</text:p>
      <text:list xml:id="list5591673906310278271" text:style-name="L1">
        <text:list-item>
          <text:p text:style-name="P1">GET: to retrieve reources</text:p>
        </text:list-item>
        <text:list-item>
          <text:p text:style-name="P1">PUT: to modify</text:p>
        </text:list-item>
        <text:list-item>
          <text:p text:style-name="P1">POST: to add</text:p>
        </text:list-item>
        <text:list-item>
          <text:p text:style-name="P1">DELETE: to delete</text:p>
        </text:list-item>
        <text:list-item>
          <text:p text:style-name="P1">HEAD: to checks for a resource without retriving it</text:p>
        </text:list-item>
      </text:list>
      <text:p text:style-name="Standard"/>
      <text:p text:style-name="Standard"><text:span text:style-name="T1">I</text:span>ntroduction to JAX-RS</text:p>
      <text:p text:style-name="Standard">The Java API for Representational State Transfer (JAX-RS) specification defines a set of Java APIs for building web services conforming to the REST style.</text:p>
      <text:p text:style-name="Standard"/>
      <text:p text:style-name="Standard">This specification defines how to expose POJOs as web resources, using HTTP as the network protocol. Applications using these APIs can be deployed to an application server in a portable manner.</text:p>
      <text:p text:style-name="Standard"/>
      <text:p text:style-name="P3">REST isn't protocol-specific, but when people talk about REST, they usually mean REST over HTTP.</text:p>
      <text:p text:style-name="P3"/>
      <text:p text:style-name="P3">As time went on programmers started to realize that they could use the concepts of REST to build distributed services and model service-oriented architectures (SOAs).</text:p>
      <text:p text:style-name="P3">The idea of SOA is that application developers design their systems as a set of reusable, decoupled, distributed services.</text:p>
      <text:p text:style-name="P3"/>
      <text:p text:style-name="P3"/>
      <text:p text:style-name="P3">REST principles:</text:p>
      <text:p text:style-name="P3"/>
      <text:list xml:id="list1902618250165817887" text:style-name="L2">
        <text:list-item>
          <text:p text:style-name="P4">Addressability. Addressability is the idea that every object and resource in your system is reachable throush a unique identifier. In the REST world, addressability is managed through the use of URIs. When you make a request for information in your browser, you are typing in a URI. Each HTTP request must contain the URI of the object you are requesting information from or posting information to. The format of a URI is standardized as follows:</text:p>
          <text:p text:style-name="P5">scheme://host:port/path?queryString#fragment</text:p>
          <text:p text:style-name="P4">The scheme is the protocol you are using to communicate with. For RESTful web services, it is usually http or https. The host is a DNS name or IP address. It is followed by an optional port, which is numeric. The host and port represent the location of your resource on the network.</text:p>
        </text:list-item>
        <text:list-item>
          <text:p text:style-name="P7">Uniform, Constrained Interface. This means that you don't have an “action” parameter in your URI and use only the methods of HTTP for your web services. HTTP has a small, fixed set of operational methods (get, put, etc).</text:p>
        </text:list-item>
        <text:list-item>
          <text:p text:style-name="P7">Representation-Oriented. The third architectural principle of REST is that your services should be representation-oriented. Each service is addressable through a specific URI and representations are exchanged between the client and service. With a GET operation, you are receiving a representation of the current state of that resource. A PUT or POST passes a representation of the resource to the server so that the underlying resource's state can change.</text:p>
          <text:p text:style-name="P7">In a RESTful system, the complexity of the client-server interaction is within the representations being passed back and forth. These representations could be XML, JSON, <text:soft-page-break/>YAML, or really any format you can come up with.</text:p>
          <text:p text:style-name="P8">With HTTP, the representation is the message body of your request or response. An HTTP message body may be in any format the server and client want to exchange. HTTP uses the <text:span text:style-name="T2">Content-Type </text:span><text:span text:style-name="T3">header to tell the client or server what data format it is receiving. The </text:span><text:span text:style-name="T2">Content-Type</text:span><text:span text:style-name="T3"> header value string is in the Multipurpose Internet Main Extension (MIME) format. The MIME format is very simple:</text:span></text:p>
          <text:p text:style-name="P6"><text:span text:style-name="T3">type/subtype;name=value;name=value...</text:span></text:p>
        </text:list-item>
        <text:list-item>
          <text:p text:style-name="P8"><text:span text:style-name="T3">Communicate Statelessly. A service layer that does not have to maintain client sessions is a lot easier to scale, as it has to do a lot fewer expensive replications in a clustered environment.</text:span></text:p>
        </text:list-item>
        <text:list-item>
          <text:p text:style-name="P8"><text:span text:style-name="T3">HATEOAS. The final principle of REST is the idea of using Hypermedia As The Engine Of Application State (HATEOAS). Hypermedia is a document-centric approach with added support for embedding links to other services and information within that document format.</text:span></text:p>
        </text:list-item>
      </text:list>
      <text:p text:style-name="P9"/>
      <text:p text:style-name="P9"><text:span text:style-name="T3">Principles conclusion</text:span></text:p>
      <text:p text:style-name="P9"><text:span text:style-name="T3">REST identifies the key architectural principles of why the Web is so prevalent and scalable. The next step in the evolution of the Web is to apply these principles to the Semantic Web and the world of web services. REST offers a simple, interoperable, and flexible way of writing web services that can be very different than the RPC mechanisms like CORBA and WS-*.</text:span></text:p>
      <text:p text:style-name="P9"/>
      <text:p text:style-name="P9"/>
      <text:p text:style-name="P10"><text:span text:style-name="T3">DA VEDERE:</text:span></text:p>
      <text:p text:style-name="P10"><text:span text:style-name="T3">JAXB=USED TO TRANSLATE BEETWEN XML AND OBJECTS</text:span></text:p>
      <text:p text:style-name="P10"><text:span text:style-name="T3">JAX-RS </text:span><text:span text:style-name="T4">for rest</text:span></text:p>
      <text:p text:style-name="P11"><text:span text:style-name="T3">jax-ws for soap</text:span></text:p>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meta:initial-creator>
    <meta:creation-date>2014-05-25T17:13:26</meta:creation-date>
    <dc:date>2014-11-27T23:52:26.031696821</dc:date>
    <meta:editing-duration>PT7H23M57S</meta:editing-duration>
    <meta:editing-cycles>3</meta:editing-cycles>
    <meta:generator>LibreOffice/4.2.6.3$Linux_x86 LibreOffice_project/420m0$Build-3</meta:generator>
    <meta:document-statistic meta:table-count="0" meta:image-count="0" meta:object-count="0" meta:page-count="2" meta:paragraph-count="33" meta:word-count="684" meta:character-count="4172" meta:non-whitespace-character-count="3536"/>
  </office:meta>
</office:document-meta>
</file>